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Preformatted_20_Text" style:list-style-name="L1"/>
    <style:style style:name="P2" style:family="paragraph" style:parent-style-name="Preformatted_20_Text" style:list-style-name="L1">
      <style:paragraph-properties fo:margin-top="0cm" fo:margin-bottom="0.499cm" style:contextual-spacing="false" style:writing-mode="lr-tb"/>
    </style:style>
    <style:style style:name="P3" style:family="paragraph" style:parent-style-name="Preformatted_20_Text" style:list-style-name="L1">
      <style:paragraph-properties fo:margin-top="0cm" fo:margin-bottom="0.499cm" style:contextual-spacing="false" style:writing-mode="lr-tb"/>
      <style:text-properties officeooo:paragraph-rsid="0021a870"/>
    </style:style>
    <style:style style:name="P4" style:family="paragraph" style:parent-style-name="Preformatted_20_Text" style:list-style-name="L2">
      <style:paragraph-properties fo:margin-top="0cm" fo:margin-bottom="0.499cm" style:contextual-spacing="false" style:writing-mode="lr-tb"/>
    </style:style>
    <style:style style:name="P5" style:family="paragraph" style:parent-style-name="Preformatted_20_Text" style:list-style-name="L2">
      <style:text-properties officeooo:paragraph-rsid="00209ec6"/>
    </style:style>
    <style:style style:name="P6" style:family="paragraph" style:parent-style-name="Preformatted_20_Text" style:list-style-name="L3"/>
    <style:style style:name="P7" style:family="paragraph" style:parent-style-name="Preformatted_20_Text" style:list-style-name="L3">
      <style:paragraph-properties fo:margin-top="0cm" fo:margin-bottom="0.499cm" style:contextual-spacing="false" style:writing-mode="lr-tb"/>
    </style:style>
    <style:style style:name="P8" style:family="paragraph" style:parent-style-name="Preformatted_20_Text" style:list-style-name="L3">
      <style:paragraph-properties fo:margin-top="0cm" fo:margin-bottom="0.499cm" style:contextual-spacing="false" style:writing-mode="lr-tb"/>
      <style:text-properties officeooo:paragraph-rsid="00209ec6"/>
    </style:style>
    <style:style style:name="P9" style:family="paragraph" style:parent-style-name="Preformatted_20_Text" style:list-style-name="L3">
      <style:text-properties officeooo:paragraph-rsid="0021c895"/>
    </style:style>
    <style:style style:name="P10" style:family="paragraph" style:parent-style-name="Standard">
      <style:text-properties officeooo:paragraph-rsid="002186b6"/>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text-properties officeooo:paragraph-rsid="001d732a"/>
    </style:style>
    <style:style style:name="P15" style:family="paragraph" style:parent-style-name="Text_20_body" style:list-style-name="L4"/>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5">
      <style:paragraph-properties fo:margin-top="0cm" fo:margin-bottom="0cm" style:contextual-spacing="false"/>
      <style:text-properties fo:background-color="#ffff38"/>
    </style:style>
    <style:style style:name="T1" style:family="text">
      <style:text-properties officeooo:rsid="001d732a"/>
    </style:style>
    <style:style style:name="T2" style:family="text">
      <style:text-properties officeooo:rsid="001ebce3"/>
    </style:style>
    <style:style style:name="T3" style:family="text">
      <style:text-properties officeooo:rsid="00209ec6"/>
    </style:style>
    <style:style style:name="T4" style:family="text">
      <style:text-properties fo:background-color="#dddddd" loext:char-shading-value="0"/>
    </style:style>
    <style:style style:name="T5" style:family="text">
      <style:text-properties officeooo:rsid="00209ec6" fo:background-color="#dddddd" loext:char-shading-value="0"/>
    </style:style>
    <style:style style:name="T6" style:family="text">
      <style:text-properties officeooo:rsid="001d732a" fo:background-color="#dddddd" loext:char-shading-value="0"/>
    </style:style>
    <style:style style:name="T7" style:family="text">
      <style:text-properties officeooo:rsid="001ebce3" fo:background-color="#dddddd" loext:char-shading-value="0"/>
    </style:style>
    <style:style style:name="T8" style:family="text">
      <style:text-properties fo:background-color="#ffffa6" loext:char-shading-value="0"/>
    </style:style>
    <style:style style:name="T9" style:family="text">
      <style:text-properties officeooo:rsid="00209ec6" fo:background-color="#ffffa6" loext:char-shading-value="0"/>
    </style:style>
    <style:style style:name="T10" style:family="text">
      <style:text-properties fo:background-color="#ffffa6" loext:char-shading-value="0"/>
    </style:style>
    <style:style style:name="T11" style:family="text">
      <style:text-properties fo:background-color="#cccccc" loext:char-shading-value="0"/>
    </style:style>
    <style:style style:name="T12" style:family="text">
      <style:text-properties officeooo:rsid="00209ec6" fo:background-color="#cccccc" loext:char-shading-value="0"/>
    </style:style>
    <style:style style:name="T13" style:family="text">
      <style:text-properties officeooo:rsid="002186b6"/>
    </style:style>
    <style:style style:name="T14" style:family="text">
      <style:text-properties fo:font-weight="bold" officeooo:rsid="002186b6" style:font-weight-asian="bold" style:font-weight-complex="bold"/>
    </style:style>
    <style:style style:name="T15" style:family="text">
      <style:text-properties fo:font-weight="bold" officeooo:rsid="00209ec6" fo:background-color="#cccccc" loext:char-shading-value="0" style:font-weight-asian="bold" style:font-weight-complex="bold"/>
    </style:style>
    <style:style style:name="T16" style:family="text">
      <style:text-properties fo:background-color="#ffff38" loext:char-shading-value="0"/>
    </style:style>
    <style:style style:name="T17" style:family="text">
      <style:text-properties officeooo:rsid="0021c895"/>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re’s the complete setup and running instructions for both the backend and frontend of your project, taking into account that the frontend was created using Angular 18 and the backend was developed in Java 21.</text:p>
      <text:h text:style-name="Heading_20_3" text:outline-level="3">Prerequisites</text:h>
      <text:list xml:id="list4151000275" text:style-name="L1">
        <text:list-item>
          <text:p text:style-name="P11"><text:span text:style-name="Strong_20_Emphasis">Java 21</text:span>: Make sure Java 21 is installed on your machine. You can verify this by running:</text:p>
          <text:p text:style-name="P1"/>
          <text:p text:style-name="P2"><text:span text:style-name="Source_20_Text"><text:span text:style-name="T4">java -version</text:span></text:span></text:p>
        </text:list-item>
        <text:list-item>
          <text:p text:style-name="P11"><text:span text:style-name="Strong_20_Emphasis">Angular CLI </text:span>: <text:s/><text:span text:style-name="T3">I</text:span>f you want to install it globally, use:</text:p>
        </text:list-item>
      </text:list>
      <text:p text:style-name="Preformatted_20_Text"/>
      <text:list xml:id="list142217103087682" text:continue-numbering="true" text:style-name="L1">
        <text:list-header>
          <text:p text:style-name="P3"><text:span text:style-name="Source_20_Text"><text:span text:style-name="T4">npm install -</text:span></text:span><text:span text:style-name="Source_20_Text"><text:span text:style-name="T6">g </text:span></text:span><text:span text:style-name="Source_20_Text"><text:span text:style-name="T4">@angular/cli</text:span></text:span><text:span text:style-name="Source_20_Text"><text:line-break/><text:line-break/>If you prefer a local installation, use (</text:span><text:span text:style-name="Source_20_Text"><text:span text:style-name="T16">this is sufficient to run the app, especially if you won’t use it in the future</text:span></text:span><text:span text:style-name="Source_20_Text">):</text:span></text:p>
          <text:p text:style-name="P3"><text:span text:style-name="Source_20_Text"><text:span text:style-name="T7">npm install</text:span></text:span><text:span text:style-name="Source_20_Text"><text:span text:style-name="T6"> </text:span></text:span><text:span text:style-name="Source_20_Text"><text:span text:style-name="T7">@angular/cli</text:span></text:span></text:p>
        </text:list-header>
        <text:list-item>
          <text:p text:style-name="P11"><text:span text:style-name="Strong_20_Emphasis">Node.js</text:span>: Ensure Node.js is installed. You can verify this by running:</text:p>
        </text:list-item>
      </text:list>
      <text:p text:style-name="Preformatted_20_Text"/>
      <text:list xml:id="list142217990026321" text:continue-numbering="true" text:style-name="L1">
        <text:list-header>
          <text:p text:style-name="P2"><text:span text:style-name="Source_20_Text"><text:span text:style-name="T4">node -v</text:span></text:span></text:p>
        </text:list-header>
      </text:list>
      <text:h text:style-name="Heading_20_3" text:outline-level="3">Backend Setup (Java 21)</text:h>
      <text:list xml:id="list3572242619" text:style-name="L2">
        <text:list-item>
          <text:p text:style-name="P12"><text:span text:style-name="Strong_20_Emphasis">Navigate to the Backend Directory</text:span>:</text:p>
        </text:list-item>
      </text:list>
      <text:p text:style-name="Preformatted_20_Text"><text:tab/><text:span text:style-name="T17">you can do it by opening command line and then use this:</text:span></text:p>
      <text:list xml:id="list142217450470154" text:continue-numbering="true" text:style-name="L2">
        <text:list-header>
          <text:p text:style-name="P4"><text:span text:style-name="Source_20_Text"><text:span text:style-name="T4">cd &lt;</text:span></text:span><text:span text:style-name="Source_20_Text"><text:span text:style-name="T5">path to application&gt;/</text:span></text:span><text:span text:style-name="Source_20_Text"><text:span text:style-name="T4">backend/user-registration</text:span></text:span></text:p>
        </text:list-header>
        <text:list-item>
          <text:p text:style-name="P12"><text:span text:style-name="Strong_20_Emphasis">Build the Project</text:span>: <text:span text:style-name="T17">If you are in backend/user-registration directory then you can u</text:span>se Maven to build the backend project:</text:p>
          <text:p text:style-name="P5"><text:span text:style-name="T4"><text:s/>mvn -N io.takari:maven:wrapper</text:span> <text:span text:style-name="T3">to download wrapper for maven</text:span></text:p>
          <text:p text:style-name="P4"><text:span text:style-name="Source_20_Text">.</text:span><text:span text:style-name="Source_20_Text"><text:span text:style-name="T4">/mvnw clean install</text:span></text:span></text:p>
          <text:p text:style-name="P12">(<text:span text:style-name="T10">If you're on Windows, use </text:span><text:span text:style-name="Source_20_Text"><text:span text:style-name="T10">mvnw.cmd</text:span></text:span><text:span text:style-name="T10"> instead.</text:span>)</text:p>
        </text:list-item>
        <text:list-item>
          <text:p text:style-name="P12"><text:span text:style-name="Strong_20_Emphasis">Run the Backend</text:span>: Start the backend server:</text:p>
          <text:p text:style-name="P5"/>
          <text:p text:style-name="P4"><text:span text:style-name="Source_20_Text"><text:span text:style-name="T4">./mvnw spring-boot:run</text:span></text:span></text:p>
          <text:p text:style-name="P12">(<text:span text:style-name="T10">Again, use </text:span><text:span text:style-name="Source_20_Text"><text:span text:style-name="T10">mvnw.cmd</text:span></text:span><text:span text:style-name="T10"> on Windows.</text:span>)</text:p>
        </text:list-item>
      </text:list>
      <text:h text:style-name="Heading_20_3" text:outline-level="3">Frontend Setup (Angular 18)</text:h>
      <text:list xml:id="list247840541" text:style-name="L3">
        <text:list-item>
          <text:p text:style-name="P13"><text:span text:style-name="Strong_20_Emphasis">Navigate to the Frontend Directory</text:span>:</text:p>
          <text:p text:style-name="P9"><text:span text:style-name="T17">you can do it by opening command line and then use this:</text:span></text:p>
          <text:p text:style-name="P8"><text:span text:style-name="Source_20_Text"><text:span text:style-name="T4">cd &lt;</text:span></text:span><text:span text:style-name="Source_20_Text"><text:span text:style-name="T5">path to application&gt;</text:span></text:span><text:span text:style-name="Source_20_Text"><text:span text:style-name="T4">frontend/user-registration-app</text:span></text:span></text:p>
        </text:list-item>
        <text:list-item>
          <text:p text:style-name="P13"><text:span text:style-name="Strong_20_Emphasis">Install Dependencies</text:span>: Use npm to install the required packages:</text:p>
          <text:p text:style-name="P6"/>
          <text:p text:style-name="P7"><text:soft-page-break/><text:span text:style-name="Source_20_Text"><text:span text:style-name="T4">npm install</text:span></text:span><text:span text:style-name="Source_20_Text"><text:line-break/><text:line-break/><text:line-break/></text:span></text:p>
        </text:list-item>
        <text:list-item>
          <text:p text:style-name="P14"><text:span text:style-name="Strong_20_Emphasis">Run the Frontend</text:span>: Start the Angular development server:</text:p>
          <text:p text:style-name="P6"/>
          <text:p text:style-name="P7"><text:span text:style-name="Source_20_Text"><text:span text:style-name="T3">if you installed or already have Angular globally then use:<text:line-break/></text:span></text:span><text:span text:style-name="Source_20_Text"><text:span text:style-name="T4">ng serve</text:span></text:span><text:span text:style-name="Source_20_Text"><text:line-break/><text:line-break/></text:span><text:span text:style-name="Source_20_Text"><text:span text:style-name="T3">if you installed Angular locally for this project then use:<text:line-break/></text:span></text:span><text:span text:style-name="Source_20_Text"><text:span text:style-name="T5">npx ng serve</text:span></text:span></text:p>
          <text:p text:style-name="P13">This will compile the Angular application and start a local server, accessible at <text:span text:style-name="Source_20_Text"><text:span text:style-name="T4">http://localhost:4200</text:span></text:span><text:span text:style-name="T4">.</text:span></text:p>
        </text:list-item>
      </text:list>
      <text:h text:style-name="Heading_20_3" text:outline-level="3">Accessing the Application</text:h>
      <text:list xml:id="list2766000765" text:style-name="L4">
        <text:list-item>
          <text:p text:style-name="P16"><text:span text:style-name="Strong_20_Emphasis">Backend</text:span>: The backend will be accessible at <text:span text:style-name="Source_20_Text"><text:span text:style-name="T11">http://localhost:8080</text:span></text:span> <text:span text:style-name="T1">by default</text:span>.</text:p>
        </text:list-item>
        <text:list-item>
          <text:p text:style-name="P15"><text:span text:style-name="Strong_20_Emphasis">Frontend</text:span>: The frontend should be accessible at <text:span text:style-name="Source_20_Text"><text:span text:style-name="T11">http://localhost:4200</text:span></text:span><text:span text:style-name="Source_20_Text"> </text:span><text:span text:style-name="Source_20_Text"><text:span text:style-name="T1">by default</text:span></text:span>.</text:p>
        </text:list-item>
      </text:list>
      <text:h text:style-name="Heading_20_3" text:outline-level="3">Notes</text:h>
      <text:list xml:id="list3638182064" text:style-name="L5">
        <text:list-item>
          <text:p text:style-name="P18">Ensure that both the backend and frontend are running simultaneously for the application to function correctly.</text:p>
        </text:list-item>
        <text:list-item>
          <text:p text:style-name="P17">If you have any local implementations or different versions of Java and Angular, you can adapt the setup accordingly without changing global installations.</text:p>
        </text:list-item>
      </text:list>
      <text:p text:style-name="P10"><text:line-break/><text:span text:style-name="T14">If you went through everything frontend application and backend application should be running and you can use it by going to </text:span><text:span text:style-name="Source_20_Text"><text:span text:style-name="T15">http://localhost:4200</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03T13:42:09.968000000</meta:creation-date>
    <dc:date>2024-10-03T14:22:15.918000000</dc:date>
    <meta:editing-duration>PT17M23S</meta:editing-duration>
    <meta:editing-cycles>4</meta:editing-cycles>
    <meta:generator>LibreOffice/7.2.6.2$Windows_X86_64 LibreOffice_project/b0ec3a565991f7569a5a7f5d24fed7f52653d754</meta:generator>
    <meta:document-statistic meta:table-count="0" meta:image-count="0" meta:object-count="0" meta:page-count="2" meta:paragraph-count="36" meta:word-count="366" meta:character-count="2309" meta:non-whitespace-character-count="1983"/>
  </office:meta>
</office:document-meta>
</file>